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78cm" fo:margin-left="0.062cm" fo:margin-top="0cm" fo:margin-bottom="0cm" table:align="left" style:writing-mode="lr-tb"/>
    </style:style>
    <style:style style:name="Table1.A" style:family="table-column">
      <style:table-column-properties style:column-width="4.445cm"/>
    </style:style>
    <style:style style:name="Table1.D" style:family="table-column">
      <style:table-column-properties style:column-width="4.443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="0.097cm" fo:border="none">
        <style:background-image/>
      </style:table-cell-properties>
    </style:style>
    <style:style style:name="Table2" style:family="table">
      <style:table-properties style:width="17.78cm" fo:margin-left="0.062cm" fo:margin-top="0cm" fo:margin-bottom="0cm" table:align="left" style:writing-mode="lr-tb"/>
    </style:style>
    <style:style style:name="Table2.A" style:family="table-column">
      <style:table-column-properties style:column-width="4.445cm"/>
    </style:style>
    <style:style style:name="Table2.D" style:family="table-column">
      <style:table-column-properties style:column-width="4.443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.78cm" fo:margin-left="0.062cm" fo:margin-top="0cm" fo:margin-bottom="0cm" table:align="left" style:writing-mode="lr-tb"/>
    </style:style>
    <style:style style:name="Table3.A" style:family="table-column">
      <style:table-column-properties style:column-width="4.445cm"/>
    </style:style>
    <style:style style:name="Table3.D" style:family="table-column">
      <style:table-column-properties style:column-width="4.443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P1" style:family="paragraph" style:parent-style-name="Standard">
      <style:text-properties style:font-name="Arial" fo:font-size="11pt" officeooo:rsid="0003b06f" officeooo:paragraph-rsid="0003b06f" style:font-size-asian="11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/>
      <style:text-properties fo:color="#000000" style:font-name="Arial" fo:font-size="11pt" officeooo:rsid="000454fb" officeooo:paragraph-rsid="00097fe3" style:font-size-asian="11pt"/>
    </style:style>
    <style:style style:name="P4" style:family="paragraph" style:parent-style-name="Standard">
      <style:text-properties officeooo:rsid="00009662" officeooo:paragraph-rsid="00009662"/>
    </style:style>
    <style:style style:name="P5" style:family="paragraph" style:parent-style-name="Standard">
      <style:text-properties officeooo:rsid="0003b06f" officeooo:paragraph-rsid="0003b06f"/>
    </style:style>
    <style:style style:name="P6" style:family="paragraph" style:parent-style-name="Standard">
      <style:text-properties officeooo:paragraph-rsid="0003b06f"/>
    </style:style>
    <style:style style:name="P7" style:family="paragraph" style:parent-style-name="Standard" style:master-page-name="Standard">
      <style:paragraph-properties fo:margin-top="0cm" fo:margin-bottom="0.529cm" loext:contextual-spacing="false" style:page-number="auto"/>
    </style:style>
    <style:style style:name="T1" style:family="text">
      <style:text-properties fo:color="#17365d" fo:font-size="26pt" fo:letter-spacing="0.009cm" style:font-size-asian="26pt"/>
    </style:style>
    <style:style style:name="T2" style:family="text">
      <style:text-properties fo:color="#000000" style:font-name="Arial" fo:font-size="11pt" fo:font-weight="bold" style:font-size-asian="11pt" style:font-weight-asian="bold"/>
    </style:style>
    <style:style style:name="T3" style:family="text">
      <style:text-properties fo:color="#000000" style:font-name="Arial" fo:font-size="11pt" fo:font-weight="bold" officeooo:rsid="00009662" style:font-size-asian="11pt" style:font-weight-asian="bold"/>
    </style:style>
    <style:style style:name="T4" style:family="text">
      <style:text-properties fo:color="#000000" style:font-name="Arial" fo:font-size="11pt" fo:font-weight="bold" style:font-size-asian="11pt" style:font-weight-asian="bold" style:font-weight-complex="bold"/>
    </style:style>
    <style:style style:name="T5" style:family="text">
      <style:text-properties fo:color="#000000" style:font-name="Arial" fo:font-size="11pt" fo:font-weight="bold" officeooo:rsid="000454fb" style:font-size-asian="11pt" style:font-weight-asian="bold" style:font-weight-complex="bold"/>
    </style:style>
    <style:style style:name="T6" style:family="text">
      <style:text-properties fo:color="#000000" style:font-name="Arial" fo:font-size="11pt" fo:font-weight="bold" officeooo:rsid="0003b06f" style:font-size-asian="11pt" style:font-weight-asian="bold"/>
    </style:style>
    <style:style style:name="T7" style:family="text">
      <style:text-properties fo:color="#000000" style:font-name="Arial" fo:font-size="11pt" style:font-size-asian="11pt"/>
    </style:style>
    <style:style style:name="T8" style:family="text">
      <style:text-properties fo:color="#000000" style:font-name="Arial" fo:font-size="11pt" officeooo:rsid="00009662" style:font-size-asian="11pt"/>
    </style:style>
    <style:style style:name="T9" style:family="text">
      <style:text-properties fo:color="#000000" style:font-name="Arial" fo:font-size="11pt" officeooo:rsid="0003b06f" style:font-size-asian="11pt"/>
    </style:style>
    <style:style style:name="T10" style:family="text">
      <style:text-properties fo:color="#000000" style:font-name="Arial" fo:font-size="11pt" officeooo:rsid="000454fb" style:font-size-asian="11pt"/>
    </style:style>
    <style:style style:name="T11" style:family="text">
      <style:text-properties fo:color="#000000" style:font-name="Arial" fo:font-size="11pt" officeooo:rsid="000609e1" style:font-size-asian="11pt"/>
    </style:style>
    <style:style style:name="T12" style:family="text">
      <style:text-properties fo:color="#000000" style:font-name="Arial" fo:font-size="11pt" officeooo:rsid="000d12d7" style:font-size-asian="11pt"/>
    </style:style>
    <style:style style:name="T13" style:family="text">
      <style:text-properties fo:color="#000000" style:font-name="Arial" fo:font-size="11pt" fo:font-weight="normal" style:font-size-asian="11pt" style:font-weight-asian="normal" style:font-weight-complex="normal"/>
    </style:style>
    <style:style style:name="T14" style:family="text">
      <style:text-properties style:font-name="Arial" fo:font-size="11pt" style:font-size-asian="11pt"/>
    </style:style>
    <style:style style:name="T15" style:family="text">
      <style:text-properties officeooo:rsid="0006baac"/>
    </style:style>
    <style:style style:name="T16" style:family="text">
      <style:text-properties officeooo:rsid="00075584"/>
    </style:style>
    <style:style style:name="T17" style:family="text">
      <style:text-properties officeooo:rsid="00097f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Design Document – Back End</text:span></text:p>
      <text:p text:style-name="Standard">Read/Write File Functions:</text:p>
      <text:p text:style-name="Standard"/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Standard"><text:span text:style-name="T2">Method Name</text:span></text:p>
          </table:table-cell>
          <table:table-cell table:style-name="Table1.A1" office:value-type="string">
            <text:p text:style-name="Standard"><text:span text:style-name="T2">Description</text:span></text:p>
          </table:table-cell>
          <table:table-cell table:style-name="Table1.A1" office:value-type="string">
            <text:p text:style-name="Standard"><text:span text:style-name="T2">Parameter(s)</text:span></text:p>
          </table:table-cell>
          <table:table-cell table:style-name="Table1.A1" office:value-type="string">
            <text:p text:style-name="Standard"><text:span text:style-name="T2">Return Valu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7">read_</text:span><text:span text:style-name="T8">master_</text:span><text:span text:style-name="T7">account_file</text:span></text:p>
          </table:table-cell>
          <table:table-cell table:style-name="Table1.A1" office:value-type="string">
            <text:p text:style-name="P4"><text:span text:style-name="T7">creates a dictionary of accounts in the form of {account_number:(balance, name)}</text:span></text:p>
          </table:table-cell>
          <table:table-cell table:style-name="Table1.A1" office:value-type="string">
            <text:p text:style-name="Standard"><text:span text:style-name="T7">(String) </text:span><text:span text:style-name="T2">filename</text:span><text:span text:style-name="T7">: the complete name of the </text:span><text:span text:style-name="T8">previous master account file</text:span></text:p>
          </table:table-cell>
          <table:table-cell table:style-name="Table1.A1" office:value-type="string">
            <text:p text:style-name="P4"><text:span text:style-name="T7">None</text:span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7">write_account_files</text:span></text:p>
          </table:table-cell>
          <table:table-cell table:style-name="Table1.A1" office:value-type="string">
            <text:p text:style-name="Standard"><text:span text:style-name="T9">p</text:span><text:span text:style-name="T8">rints list of current accounts to the new valid accounts file and updated account info, sorted, to the new master accounts file</text:span></text:p>
          </table:table-cell>
          <table:table-cell table:style-name="Table1.A1" office:value-type="string">
            <text:p text:style-name="Standard"><text:span text:style-name="T7">(String) </text:span><text:span text:style-name="T2">m</text:span><text:span text:style-name="T3">asterfile</text:span><text:span text:style-name="T7">: </text:span><text:span text:style-name="T8">filename of master account file to write to</text:span></text:p>
            <text:p text:style-name="P4"><text:span text:style-name="T8">(</text:span><text:span text:style-name="T7">String </text:span><text:span text:style-name="T4">validfile</text:span><text:span text:style-name="T13">: filename of valid accounts file to write to</text:span></text:p>
          </table:table-cell>
          <table:table-cell table:style-name="Table1.A1" office:value-type="string">
            <text:p text:style-name="Standard"><text:span text:style-name="T7">None</text:span></text:p>
          </table:table-cell>
        </table:table-row>
      </table:table>
      <text:p text:style-name="Standard"/>
      <text:p text:style-name="Standard">“Getter” Functions: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Standard"><text:span text:style-name="T2">Method Name</text:span></text:p>
          </table:table-cell>
          <table:table-cell table:style-name="Table2.A1" office:value-type="string">
            <text:p text:style-name="Standard"><text:span text:style-name="T2">Description</text:span></text:p>
          </table:table-cell>
          <table:table-cell table:style-name="Table2.A1" office:value-type="string">
            <text:p text:style-name="Standard"><text:span text:style-name="T2">Parameter(s)</text:span></text:p>
          </table:table-cell>
          <table:table-cell table:style-name="Table2.A1" office:value-type="string">
            <text:p text:style-name="Standard"><text:span text:style-name="T2">Return Valu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get_ </text:span><text:span text:style-name="T9">balanc</text:span><text:span text:style-name="T7">e</text:span></text:p>
          </table:table-cell>
          <table:table-cell table:style-name="Table2.A1" office:value-type="string">
            <text:p text:style-name="P5"><text:span text:style-name="T7">Given account number, r</text:span><text:span text:style-name="T12">eturns</text:span><text:span text:style-name="T7"> current balance </text:span></text:p>
          </table:table-cell>
          <table:table-cell table:style-name="Table2.A1" office:value-type="string">
            <text:p text:style-name="Standard"><text:span text:style-name="T7">(</text:span><text:span text:style-name="T9">String</text:span><text:span text:style-name="T7">) </text:span><text:span text:style-name="T6">accountnumber</text:span><text:span text:style-name="T7">: account number </text:span><text:span text:style-name="T9">of a valid account</text:span></text:p>
          </table:table-cell>
          <table:table-cell table:style-name="Table2.A1" office:value-type="string">
            <text:p text:style-name="Standard"><text:span text:style-name="T7">(</text:span><text:span text:style-name="T9">int</text:span><text:span text:style-name="T7">) </text:span><text:span text:style-name="T9">current balance of given account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7">get_</text:span><text:span text:style-name="T9">nam</text:span><text:span text:style-name="T7">e</text:span></text:p>
          </table:table-cell>
          <table:table-cell table:style-name="Table2.A1" office:value-type="string">
            <text:p text:style-name="P5"><text:span text:style-name="T7">Given account number, </text:span><text:span text:style-name="T12">returns</text:span><text:span text:style-name="T7"> corresponding account name</text:span></text:p>
          </table:table-cell>
          <table:table-cell table:style-name="Table2.A1" office:value-type="string">
            <text:p text:style-name="P6"><text:span text:style-name="T7">(</text:span><text:span text:style-name="T9">String</text:span><text:span text:style-name="T7">) </text:span><text:span text:style-name="T6">accountnumber</text:span><text:span text:style-name="T7">: account number </text:span><text:span text:style-name="T9">of a valid account</text:span></text:p>
          </table:table-cell>
          <table:table-cell table:style-name="Table2.A1" office:value-type="string">
            <text:p text:style-name="Standard"><text:span text:style-name="T7">(</text:span><text:span text:style-name="T9">String) account name for given account</text:span></text:p>
          </table:table-cell>
        </table:table-row>
      </table:table>
      <text:p text:style-name="Standard"/>
      <text:p text:style-name="Standard">Account Changing Functions: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office:value-type="string">
            <text:p text:style-name="Standard"><text:span text:style-name="T2">Method Name</text:span></text:p>
          </table:table-cell>
          <table:table-cell table:style-name="Table3.A1" office:value-type="string">
            <text:p text:style-name="Standard"><text:span text:style-name="T2">Description</text:span></text:p>
          </table:table-cell>
          <table:table-cell table:style-name="Table3.A1" office:value-type="string">
            <text:p text:style-name="Standard"><text:span text:style-name="T2">Parameter(s)</text:span></text:p>
          </table:table-cell>
          <table:table-cell table:style-name="Table3.A1" office:value-type="string">
            <text:p text:style-name="Standard"><text:span text:style-name="T2">Return Valu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update _balance</text:span></text:p>
          </table:table-cell>
          <table:table-cell table:style-name="Table3.A1" office:value-type="string">
            <text:p text:style-name="P1">Modifies the current balance of an account by the value of the transaction. If error occurs, account balance is unchanged.</text:p>
          </table:table-cell>
          <table:table-cell table:style-name="Table3.A1" office:value-type="string">
            <text:p text:style-name="Standard"><text:span text:style-name="T7">(int) </text:span><text:span text:style-name="T2">current_balance</text:span><text:span text:style-name="T7">: balance of account before transaction </text:span></text:p>
            <text:p text:style-name="Standard"><text:span text:style-name="T7">(int) </text:span><text:span text:style-name="T2">transaction_value</text:span><text:span text:style-name="T7">:</text:span></text:p>
            <text:p text:style-name="Standard"><text:span text:style-name="T7">amount being deposited, withdrawn, or transferred. Value is negative for withdrawals and transferring from</text:span></text:p>
          </table:table-cell>
          <table:table-cell table:style-name="Table3.A1" office:value-type="string">
            <text:p text:style-name="Standard"><text:span text:style-name="T14">(int) new balance of account. If error occurred, the original (current_balance) is returned</text:span><text:bookmark text:name="_GoBack1"/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create_account</text:span></text:p>
          </table:table-cell>
          <table:table-cell table:style-name="Table3.A1" office:value-type="string">
            <text:p text:style-name="P5"><text:span text:style-name="T7">Adds an account to the master accounts dictionary</text:span></text:p>
          </table:table-cell>
          <table:table-cell table:style-name="Table3.A1" office:value-type="string">
            <text:p text:style-name="P5"><text:span text:style-name="T7">(String) </text:span><text:span text:style-name="T4">accountnumber</text:span><text:span text:style-name="T13">: account number of new account</text:span></text:p>
            <text:p text:style-name="P5"><text:span text:style-name="T13">(String) </text:span><text:span text:style-name="T4">accountname</text:span><text:span text:style-name="T13">: account name of the new account</text:span></text:p>
          </table:table-cell>
          <table:table-cell table:style-name="Table3.A1" office:value-type="string">
            <text:p text:style-name="P5"><text:span text:style-name="T7">None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7">delete_account</text:span></text:p>
          </table:table-cell>
          <table:table-cell table:style-name="Table3.A1" office:value-type="string">
            <text:p text:style-name="P5"><text:span text:style-name="T7">Removes an existing account from the master </text:span><text:soft-page-break/><text:span text:style-name="T7">accounts dictionary. </text:span><text:span text:style-name="T11">Checks if account name and number match, and if balance is 0</text:span></text:p>
          </table:table-cell>
          <table:table-cell table:style-name="Table3.A1" office:value-type="string">
            <text:p text:style-name="P5"><text:span text:style-name="T7">(String) </text:span><text:span text:style-name="T4">accountnumber</text:span><text:span text:style-name="T13">: </text:span><text:soft-page-break/><text:span text:style-name="T13">account number of an existing account</text:span></text:p>
            <text:p text:style-name="P5"><text:span text:style-name="T13">(String) </text:span><text:span text:style-name="T4">accountname</text:span><text:span text:style-name="T13">: corresponding account name of the existing account</text:span></text:p>
          </table:table-cell>
          <table:table-cell table:style-name="Table3.A1" office:value-type="string">
            <text:p text:style-name="P5"><text:span text:style-name="T14">None</text:span></text:p>
          </table:table-cell>
        </table:table-row>
      </table:table>
      <text:p text:style-name="P2"/>
      <text:p text:style-name="P2"><text:span text:style-name="T4">Main </text:span><text:span text:style-name="T5">Program</text:span><text:span text:style-name="T4">:</text:span></text:p>
      <text:p text:style-name="P3"><text:span text:style-name="T17">Purpose: Implemenation of the back end of Quinterac. Processes transactions and maintains account information.</text:span></text:p>
      <text:p text:style-name="P3"/>
      <text:p text:style-name="P3"><text:span text:style-name="T17">Implemenation: </text:span>Initially this program reads in the master account file, <text:span text:style-name="T15">and stores information in a dictionary. Entries are in the form {account_number: (balance, name)}. </text:span>Then it reads in the transaction log for a days transactions. <text:span text:style-name="T15">For each</text:span> transaction completed, the program determines which transaction <text:span text:style-name="T15">type </text:span>is being completed and then reflects the change in the masters account <text:s/><text:span text:style-name="T16">dictionary</text:span>. <text:span text:style-name="T15">F</text:span>inally, a call is made to write the new Masters Account file and the new Valid Accounts fil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CA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0" fo:widows="0" fo:hyphenation-ladder-count="no-limit" style:punctuation-wrap="hanging" style:vertical-align="baseline" style:writing-mode="lr-tb"/>
      <style:text-properties style:font-name="Times" fo:font-family="Times" style:font-family-generic="roman" style:font-pitch="variable" fo:font-size="12pt" style:letter-kerning="true" style:font-name-asian="Times New Roman" style:font-family-asian="'Times New Roman'" style:font-family-generic-asian="system" style:font-pitch-asian="variable" style:font-size-asian="12pt" style:language-asian="en" style:country-asian="CA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54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non</meta:initial-creator>
    <dc:creator>Shannon Klett</dc:creator>
    <meta:editing-cycles>13</meta:editing-cycles>
    <meta:creation-date>2014-11-05T17:39:00</meta:creation-date>
    <dc:date>2014-11-07T10:11:28.716906267</dc:date>
    <meta:editing-duration>PT52M8S</meta:editing-duration>
    <meta:generator>LibreOffice/4.3.2.2$Linux_X86_64 LibreOffice_project/430m0$Build-2</meta:generator>
    <meta:document-statistic meta:table-count="3" meta:image-count="0" meta:object-count="0" meta:page-count="2" meta:paragraph-count="52" meta:word-count="357" meta:character-count="2485" meta:non-whitespace-character-count="21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